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2a198" officeooo:paragraph-rsid="0012a198"/>
    </style:style>
    <style:style style:name="P3" style:family="paragraph" style:parent-style-name="Standard">
      <style:text-properties fo:language="fr" fo:country="FR" fo:font-weight="bold" officeooo:rsid="0012a198" officeooo:paragraph-rsid="0012a198" style:font-weight-asian="bold" style:font-weight-complex="bold"/>
    </style:style>
    <style:style style:name="P4" style:family="paragraph" style:parent-style-name="Standard">
      <style:text-properties fo:language="fr" fo:country="FR" fo:font-weight="bold" officeooo:rsid="0014791e" officeooo:paragraph-rsid="0014791e" style:font-weight-asian="bold" style:font-weight-complex="bold"/>
    </style:style>
    <style:style style:name="P5" style:family="paragraph" style:parent-style-name="Standard">
      <style:text-properties fo:language="fr" fo:country="FR" fo:font-weight="bold" officeooo:rsid="00164aac" officeooo:paragraph-rsid="00164aac" style:font-weight-asian="bold" style:font-weight-complex="bold"/>
    </style:style>
    <style:style style:name="P6" style:family="paragraph" style:parent-style-name="Standard">
      <style:text-properties fo:language="fr" fo:country="FR" fo:font-weight="normal" officeooo:rsid="0012a198" officeooo:paragraph-rsid="0012a198" style:font-weight-asian="normal" style:font-weight-complex="normal"/>
    </style:style>
    <style:style style:name="P7" style:family="paragraph" style:parent-style-name="Standard">
      <style:text-properties fo:language="fr" fo:country="FR" fo:font-weight="normal" officeooo:rsid="0014791e" officeooo:paragraph-rsid="0012a198" style:font-weight-asian="normal" style:font-weight-complex="normal"/>
    </style:style>
    <style:style style:name="P8" style:family="paragraph" style:parent-style-name="Standard">
      <style:text-properties fo:language="fr" fo:country="FR" fo:font-weight="normal" officeooo:rsid="0014791e" officeooo:paragraph-rsid="0014791e" style:font-weight-asian="normal" style:font-weight-complex="normal"/>
    </style:style>
    <style:style style:name="P9" style:family="paragraph" style:parent-style-name="Standard">
      <style:text-properties fo:language="fr" fo:country="FR" fo:font-weight="normal" officeooo:rsid="00164aac" officeooo:paragraph-rsid="00164aa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791e" style:font-weight-asian="normal" style:font-weight-complex="normal"/>
    </style:style>
    <style:style style:name="T3" style:family="text">
      <style:text-properties fo:font-weight="normal" officeooo:rsid="00157702" style:font-weight-asian="normal" style:font-weight-complex="normal"/>
    </style:style>
    <style:style style:name="T4" style:family="text">
      <style:text-properties fo:font-weight="normal" officeooo:rsid="00164aac" style:font-weight-asian="normal" style:font-weight-complex="normal"/>
    </style:style>
    <style:style style:name="T5" style:family="text">
      <style:text-properties fo:font-weight="normal" officeooo:rsid="0017406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Analyse transactionnelle:</text:p>
      <text:p text:style-name="P2"/>
      <text:p text:style-name="P3">3 états du Moi <text:span text:style-name="T1">:</text:span></text:p>
      <text:p text:style-name="P6">Parent :</text:p>
      <text:p text:style-name="P3"><text:span text:style-name="T1"><text:tab/></text:span><text:span text:style-name="T4">N</text:span><text:span text:style-name="T1">ormatif : fixe les règle, oriente</text:span></text:p>
      <text:p text:style-name="P3"><text:span text:style-name="T1"><text:tab/>Nourricier/</text:span><text:span text:style-name="T5">donnant</text:span><text:span text:style-name="T1"> : soutient,accompagne </text:span></text:p>
      <text:p text:style-name="P6"/>
      <text:p text:style-name="P6">Adulte :</text:p>
      <text:p text:style-name="P6"><text:tab/>carré,logique ,analytique, celui qui informe</text:p>
      <text:p text:style-name="P6"/>
      <text:p text:style-name="P6">Enfant :</text:p>
      <text:p text:style-name="P6"><text:tab/>enfant libre/naturel : émotion pure de enthousiasme à la colère</text:p>
      <text:p text:style-name="P3"><text:span text:style-name="T1"><text:tab/>enfant créateur : </text:span><text:span text:style-name="T2">débrouillard</text:span></text:p>
      <text:p text:style-name="P3"><text:span text:style-name="T1"><text:tab/><text:tab/></text:span><text:span text:style-name="T2">enfant adapté soumis/modèle : celui qui veut faire plaisir dans son adaptation</text:span></text:p>
      <text:p text:style-name="P7"><text:tab/><text:tab/>enfant adapté rebelle: se place en opposition dans son adaptation, il est dans le regard critique.</text:p>
      <text:p text:style-name="P7"/>
      <text:p text:style-name="P4"><text:span text:style-name="T1">il peut y avoir des exc</text:span><text:span text:style-name="T3">è</text:span><text:span text:style-name="T1">s</text:span></text:p>
      <text:p text:style-name="P8"/>
      <text:p text:style-name="P9">Yann vient travailler avec une voiture superbe :</text:p>
      <text:p text:style-name="P9">P-Nor : Il aurait pu venir en Bus, c’est bien moins polluant !</text:p>
      <text:p text:style-name="P5"><text:span text:style-name="T1">A : </text:span><text:span text:style-name="T5">il à raison, </text:span><text:span text:style-name="T1">c’est </text:span><text:span text:style-name="T5">bien </text:span><text:span text:style-name="T1">plus confortable</text:span></text:p>
      <text:p text:style-name="P9">E-L : Je ferais bien un tour avec lui plus tard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7T21:52:58.772000000</meta:creation-date>
    <meta:editing-duration>PT1M57S</meta:editing-duration>
    <meta:editing-cycles>2</meta:editing-cycles>
    <meta:generator>LibreOffice/6.4.5.2$Windows_X86_64 LibreOffice_project/a726b36747cf2001e06b58ad5db1aa3a9a1872d6</meta:generator>
    <dc:date>2022-09-27T21:54:41.066000000</dc:date>
    <meta:document-statistic meta:table-count="0" meta:image-count="0" meta:object-count="0" meta:page-count="1" meta:paragraph-count="17" meta:word-count="116" meta:character-count="688" meta:non-whitespace-character-count="579"/>
  </office:meta>
</office:document-meta>
</file>